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8.7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1.681cm" fo:break-before="auto" style:use-optimal-row-height="true"/>
    </style:style>
    <style:style style:name="ro6" style:family="table-row">
      <style:table-row-properties style:row-height="1.2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999999" style:vertical-align="middle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wrap" fo:border="0.06pt solid #000000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Liberation Sans" style:font-name-asian="Arial Unicode MS" style:font-name-complex="Arial Unicode MS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7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Kurzpräsentation" table:style-name="ta1">
        <table:table-column table:style-name="co1" table:default-cell-style-name="ce33"/>
        <table:table-column table:style-name="co2" table:default-cell-style-name="ce37"/>
        <table:table-column table:style-name="co3" table:default-cell-style-name="ce37"/>
        <table:table-column table:style-name="co4" table:default-cell-style-name="Default"/>
        <table:table-row table:style-name="ro1">
          <table:table-cell table:style-name="ce30" office:value-type="string" calcext:value-type="string">
            <text:p>Bewertung Kurzreferat und Handout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Modul 151 – DB in Web-Applikation integrieren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Dozent: Alexander Schenkel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Klasse: IN15-19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Semester: Sommer 2019-Winter 202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Abgabe / Präsentation: 13.11.2019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31" office:value-type="string" calcext:value-type="string">
            <text:p>Aufgabe</text:p>
          </table:table-cell>
          <table:table-cell table:style-name="ce31" office:value-type="string" calcext:value-type="string">
            <text:p>Max. Punkte</text:p>
          </table:table-cell>
          <table:table-cell table:style-name="ce31" office:value-type="string" calcext:value-type="string">
            <text:p>Stauffiger, Joel</text:p>
          </table:table-cell>
          <table:table-cell table:style-name="ce31"/>
        </table:table-row>
        <table:table-row table:style-name="ro3">
          <table:table-cell table:style-name="ce31" office:value-type="string" calcext:value-type="string">
            <text:p>Thema:</text:p>
          </table:table-cell>
          <table:table-cell table:style-name="ce31"/>
          <table:table-cell table:style-name="ce31" office:value-type="string" calcext:value-type="string">
            <text:p>Brute Force</text:p>
          </table:table-cell>
          <table:table-cell table:style-name="ce31" office:value-type="string" calcext:value-type="string">
            <text:p>Bemerkungen</text:p>
          </table:table-cell>
        </table:table-row>
        <table:table-row table:style-name="ro4">
          <table:table-cell table:style-name="ce32" office:value-type="string" calcext:value-type="string">
            <text:p>Präsentation und Demo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as Bedrohungsszenario wurde technisch korrekt erläutert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nur teilweise erkennbar: Sie haben zwar vieles erklärt,</text:p>
            <text:p>Jedoch fehlte eine Art Übersicht (Grafik, ..?). Zudem</text:p>
            <text:p>Wurden z.B. RainbowTables einfach als begriff gebracht, aber nicht</text:p>
            <text:p>Erklärt.</text:p>
          </table:table-cell>
        </table:table-row>
        <table:table-row table:style-name="ro4">
          <table:table-cell office:value-type="string" calcext:value-type="string">
            <text:p>Mind. 1 mögliche Schutzmassnahme wurde technisch korrekt erläuter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Klare Sprache, verständliche Ausdrucksweise, Nervosität im Griff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Sinnvoller Einsatz von Hilfsmittel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 code / shell zu klein / zu dunkel, man sieht nichts</text:p>
          </table:table-cell>
        </table:table-row>
        <table:table-row table:style-name="ro4">
          <table:table-cell office:value-type="string" calcext:value-type="string">
            <text:p>Demo: der Kandidat kann die Anwendung der Bedrohung demonstrier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emo: Die Demo ist gut vorbereitet und kann flüssig durchgeführt werde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mo funktionierte nicht</text:p>
          </table:table-cell>
        </table:table-row>
        <table:table-row table:style-name="ro4">
          <table:table-cell office:value-type="string" calcext:value-type="string">
            <text:p>Demo: der Kandidat kann die Schutzmassnahme demonstrier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ine gezeigt. hier wäre ein php-code-beispiel (z.B. timeout) notwendig gewesen</text:p>
          </table:table-cell>
        </table:table-row>
        <table:table-row table:style-name="ro4">
          <table:table-cell office:value-type="string" calcext:value-type="string">
            <text:p>Die vorgegebene Zeit wurde eingehalte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ortrag: 6min, Demo: 5min Vorgabe: 15-20min</text:p>
          </table:table-cell>
        </table:table-row>
        <table:table-row table:style-name="ro4">
          <table:table-cell table:style-name="ce32" office:value-type="string" calcext:value-type="string">
            <text:p>Handout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as Handout hält den vorgegebenen Rahmen ein (Anz. Seiten, Themen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as Handout ist sauber, fehlerfrei und übersichtlich gestalte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4">
          <table:table-cell office:value-type="string" calcext:value-type="string">
            <text:p>Das Handout erklärt das Bedrohungsszenario korrek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as Handout erklärt die mögliche(n) Schutzmassnahme(n) korrek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Das Handout zeigt ein Code-Beispiel und/oder Screenshot(s) des Angriffsszenari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: Hier leidet die Übersichtlichkeit sehr: ein Screenshot</text:p>
            <text:p>Einer Shell und eine saubere Liste mit den Parametern wäre hier</text:p>
            <text:p>Sinnvoll gewesen. Ebenso eine kurze Grafik, was hier überhaupt</text:p>
            <text:p>Passiert (server, Opfer…)</text:p>
          </table:table-cell>
        </table:table-row>
        <table:table-row table:style-name="ro6">
          <table:table-cell office:value-type="string" calcext:value-type="string">
            <text:p>Das Handout zeigt ein Code-Beispiel für die Schutzmassnahm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t wirklich: es ist keine Schutzmassnahme, client-seitig die</text:p>
            <text:p>Passwort-Länge zu forcieren… Ein Beispiel in PHP mit z.B.</text:p>
            <text:p>Einer zeitlichen Verzögerung wäre hier eine Möglichkeit gewesen</text:p>
          </table:table-cell>
        </table:table-row>
        <table:table-row table:style-name="ro2">
          <table:table-cell table:style-name="ce34" office:value-type="string" calcext:value-type="string">
            <text:p>Total</text:p>
          </table:table-cell>
          <table:table-cell table:style-name="ce39" table:formula="of:=SUM([.B10:.B25])" office:value-type="float" office:value="16" calcext:value-type="float">
            <text:p>16</text:p>
          </table:table-cell>
          <table:table-cell table:style-name="ce39" table:formula="of:=SUM([.C10:.C25])" office:value-type="float" office:value="10.5" calcext:value-type="float">
            <text:p>10.5</text:p>
          </table:table-cell>
          <table:table-cell/>
        </table:table-row>
        <table:table-row table:style-name="ro2">
          <table:table-cell table:style-name="ce35" office:value-type="string" calcext:value-type="string">
            <text:p>Note</text:p>
          </table:table-cell>
          <table:table-cell table:style-name="ce40" table:formula="of:=(5*[.B26]/[.$B$26])+1" office:value-type="float" office:value="6" calcext:value-type="float">
            <text:p>6.0</text:p>
          </table:table-cell>
          <table:table-cell table:style-name="ce40" table:formula="of:=(5*[.C26]/[.$B$26])+1" office:value-type="float" office:value="4.28125" calcext:value-type="float">
            <text:p>4.3</text:p>
          </table:table-cell>
          <table:table-cell/>
        </table:table-row>
        <table:table-row table:style-name="ro2">
          <table:table-cell table:style-name="Default" office:value-type="string" calcext:value-type="string">
            <text:p>Prozent</text:p>
          </table:table-cell>
          <table:table-cell table:style-name="ce41" table:formula="of:=[.B26]/[.$B$26]*100" office:value-type="float" office:value="100" calcext:value-type="float">
            <text:p>100.00</text:p>
          </table:table-cell>
          <table:table-cell table:style-name="ce41" table:formula="of:=[.C26]/[.$B$26]*100" office:value-type="float" office:value="65.625" calcext:value-type="float">
            <text:p>65.63</text:p>
          </table:table-cell>
          <table:table-cell/>
        </table:table-row>
        <table:table-row table:style-name="ro2">
          <table:table-cell table:style-name="ce36"/>
          <table:table-cell table:style-name="ce41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scale-to-pages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.00.0000</text:date>, <text:time style:data-style-name="N2" text:time-value="09:53:12.5896773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exander Schenkel</meta:initial-creator>
    <meta:creation-date>2017-05-11T08:00:57.661520000</meta:creation-date>
    <dc:date>2020-11-11T10:31:50.181397589</dc:date>
    <meta:editing-duration>P8DT18H32S</meta:editing-duration>
    <meta:editing-cycles>346</meta:editing-cycles>
    <meta:generator>LibreOffice/7.0.3.1$MacOSX_X86_64 LibreOffice_project/d7547858d014d4cf69878db179d326fc3483e082</meta:generator>
    <dc:title>Prüfung</dc:title>
    <meta:print-date>2020-11-04T07:09:36.018057604</meta:print-date>
    <meta:document-statistic meta:table-count="1" meta:cell-count="72" meta:object-count="0"/>
  </office:meta>
</office:document-meta>
</file>